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9ec" officeooo:paragraph-rsid="000579ec"/>
    </style:style>
    <style:style style:name="P2" style:family="paragraph" style:parent-style-name="Standard">
      <style:text-properties fo:font-size="18pt" officeooo:rsid="000579ec" officeooo:paragraph-rsid="000579ec" style:font-size-asian="18pt" style:font-size-complex="18pt"/>
    </style:style>
    <style:style style:name="P3" style:family="paragraph" style:parent-style-name="Standard">
      <style:text-properties officeooo:rsid="000579ec" officeooo:paragraph-rsid="00090060"/>
    </style:style>
    <style:style style:name="P4" style:family="paragraph" style:parent-style-name="Standard">
      <style:text-properties fo:font-size="18pt" officeooo:rsid="000579ec" officeooo:paragraph-rsid="000579ec" style:font-size-asian="18pt" style:font-size-complex="18pt"/>
    </style:style>
    <style:style style:name="P5" style:family="paragraph" style:parent-style-name="Standard">
      <style:text-properties fo:font-size="18pt" officeooo:rsid="000579ec" officeooo:paragraph-rsid="00090060" style:font-size-asian="18pt" style:font-size-complex="18pt"/>
    </style:style>
    <style:style style:name="P6" style:family="paragraph" style:parent-style-name="Standard">
      <style:text-properties fo:font-size="22pt" officeooo:rsid="000579ec" officeooo:paragraph-rsid="00090060" style:font-size-asian="22pt" style:font-size-complex="22pt"/>
    </style:style>
    <style:style style:name="T1" style:family="text">
      <style:text-properties officeooo:rsid="000708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O Maior Dos Sonhos</text:p>
      <text:p text:style-name="P3">Voz da Verdade</text:p>
      <text:p text:style-name="P3"/>
      <text:p text:style-name="P5">De tudo que há de mais bonito</text:p>
      <text:p text:style-name="P5">Não se pode comparar com <text:span text:style-name="T1">J</text:span>esus cristo</text:p>
      <text:p text:style-name="P5">Nem as riquezas, nem a flor que abre no campo</text:p>
      <text:p text:style-name="P5">Nem o encanto das fontes de águas que rolam pro mar</text:p>
      <text:p text:style-name="P5">Nem o parto de uma criança, nem o encanto de um beija flor,</text:p>
      <text:p text:style-name="P5">Superam a beleza e a luz de nosso <text:span text:style-name="T1">S</text:span>enhor</text:p>
      <text:p text:style-name="P5"/>
      <text:p text:style-name="P5">Aleluia, aleluia,</text:p>
      <text:p text:style-name="P5">Este é o meu <text:span text:style-name="T1">D</text:span>eus</text:p>
      <text:p text:style-name="P5"/>
      <text:p text:style-name="P5">De tudo o que já senti, nada encontrei,</text:p>
      <text:p text:style-name="P5">Por mais bonito que fosse, igual a paz do meu rei</text:p>
      <text:p text:style-name="P5">O maior dos sonhos não pode contar o que é</text:p>
      <text:p text:style-name="P5">O que existe de maravilhoso em <text:span text:style-name="T1">J</text:span>esus de <text:span text:style-name="T1">N</text:span>azaré</text:p>
      <text:p text:style-name="P5">Pois a dor, a fome e a morte, é pouco diante deste <text:span text:style-name="T1">D</text:span>eus</text:p>
      <text:p text:style-name="P5">Este <text:span text:style-name="T1">D</text:span>eus que trabalha todos os dias para os filhos s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2:56:39.256280772</meta:creation-date>
    <dc:date>2016-05-14T08:56:58.904837088</dc:date>
    <meta:editing-duration>PT4M49S</meta:editing-duration>
    <meta:editing-cycles>3</meta:editing-cycles>
    <meta:generator>LibreOffice/5.1.2.2$Linux_X86_64 LibreOffice_project/10m0$Build-2</meta:generator>
    <meta:print-date>2016-05-14T08:55:49.454611613</meta:print-date>
    <meta:document-statistic meta:table-count="0" meta:image-count="0" meta:object-count="0" meta:page-count="1" meta:paragraph-count="16" meta:word-count="133" meta:character-count="613" meta:non-whitespace-character-count="496"/>
  </office:meta>
</office:document-meta>
</file>